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</text:p>
          </table:table-cell>
          <table:table-cell office:value-type="string">
            <text:p>Número de id.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 electrónico</text:p>
          </table:table-cell>
          <table:table-cell office:value-type="string">
            <text:p>Tarea: Reto Semana 3 (Real)</text:p>
          </table:table-cell>
          <table:table-cell office:value-type="string">
            <text:p>Descargado por última vez de este curso</text:p>
          </table:table-cell>
        </table:table-row>
        <table:table-row>
          <table:table-cell office:value-type="string">
            <text:p>Jorge Andres</text:p>
          </table:table-cell>
          <table:table-cell office:value-type="string">
            <text:p>Acevedo Ariz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iajerosrcn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Diego Nicolas</text:p>
          </table:table-cell>
          <table:table-cell office:value-type="string">
            <text:p>Ahumada Rincó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icolas1504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Andres</text:p>
          </table:table-cell>
          <table:table-cell office:value-type="string">
            <text:p>Aldana  Barr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g.andresaldana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Flor Mariles</text:p>
          </table:table-cell>
          <table:table-cell office:value-type="string">
            <text:p>Arias Camar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lorimar-1986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Nancy Yarilennys</text:p>
          </table:table-cell>
          <table:table-cell office:value-type="string">
            <text:p>Bastos Mez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arilennys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Michael Stally</text:p>
          </table:table-cell>
          <table:table-cell office:value-type="string">
            <text:p>Beleño Orteg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ikol.stally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Daniel Alejandro</text:p>
          </table:table-cell>
          <table:table-cell office:value-type="string">
            <text:p>Beltran Verga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lejobeltranver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Berg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powerful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Johanna Paola</text:p>
          </table:table-cell>
          <table:table-cell office:value-type="string">
            <text:p>Briceño More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hannapbm_911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Sebastian</text:p>
          </table:table-cell>
          <table:table-cell office:value-type="string">
            <text:p>Calero Espit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bastian.caleroespitia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Leidy Alejandra</text:p>
          </table:table-cell>
          <table:table-cell office:value-type="string">
            <text:p>Castro Castellan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eidyalejacastell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Laura Camila</text:p>
          </table:table-cell>
          <table:table-cell office:value-type="string">
            <text:p>Colorado Pe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mi.co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Héctor Antonio</text:p>
          </table:table-cell>
          <table:table-cell office:value-type="string">
            <text:p>Córdoba Nariñ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ckgivercomputers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juan erasmo</text:p>
          </table:table-cell>
          <table:table-cell office:value-type="string">
            <text:p>cruz barrag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jcruz_92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Luz Alba</text:p>
          </table:table-cell>
          <table:table-cell office:value-type="string">
            <text:p>Duque Giral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zalbaduquegiraldo@yahoo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Jose Miller</text:p>
          </table:table-cell>
          <table:table-cell office:value-type="string">
            <text:p>Escobar Renz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lleresrenza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Pedro Rodolfo</text:p>
          </table:table-cell>
          <table:table-cell office:value-type="string">
            <text:p>Girata Mo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_gm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Alejandro</text:p>
          </table:table-cell>
          <table:table-cell office:value-type="string">
            <text:p>Gonzalez Ara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jogonzabot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Andrea</text:p>
          </table:table-cell>
          <table:table-cell office:value-type="string">
            <text:p>Gonzalez Garav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gonzalez@acatas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Juan David</text:p>
          </table:table-cell>
          <table:table-cell office:value-type="string">
            <text:p>Gunturiz Amay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uandavidgunturizamaya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Marleny</text:p>
          </table:table-cell>
          <table:table-cell office:value-type="string">
            <text:p>Gutierrez Cubill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lensita_123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Nilet Yolanda</text:p>
          </table:table-cell>
          <table:table-cell office:value-type="string">
            <text:p>Izquierdo Alarc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iletizquierdo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María José</text:p>
          </table:table-cell>
          <table:table-cell office:value-type="string">
            <text:p>Llamas Gullo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jollagu2000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Elsie Geraldine</text:p>
          </table:table-cell>
          <table:table-cell office:value-type="string">
            <text:p>Lopez Gamar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sie.lg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RENZZO ANTONIO</text:p>
          </table:table-cell>
          <table:table-cell office:value-type="string">
            <text:p>MARTINEZ BENAVI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nzadmon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Lady Joanna</text:p>
          </table:table-cell>
          <table:table-cell office:value-type="string">
            <text:p>Mendoza Garc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amen842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william fernando</text:p>
          </table:table-cell>
          <table:table-cell office:value-type="string">
            <text:p>montealegre ram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montealegre1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Yandra</text:p>
          </table:table-cell>
          <table:table-cell office:value-type="string">
            <text:p>More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andra.94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Liliana Marisela</text:p>
          </table:table-cell>
          <table:table-cell office:value-type="string">
            <text:p>Norena Gi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angil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Andres Felipe</text:p>
          </table:table-cell>
          <table:table-cell office:value-type="string">
            <text:p>Ortiz Hund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dresfelipe1915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Angela Daniela</text:p>
          </table:table-cell>
          <table:table-cell office:value-type="string">
            <text:p>Paez Tor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g.paez@outlook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OTONIEL Gonzalo</text:p>
          </table:table-cell>
          <table:table-cell office:value-type="string">
            <text:p>Parra Avendañ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pave2015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James Albeiro</text:p>
          </table:table-cell>
          <table:table-cell office:value-type="string">
            <text:p>Pulido Baque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lpuba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Pablo Julio</text:p>
          </table:table-cell>
          <table:table-cell office:value-type="string">
            <text:p>Quintero Gutiér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interopablojulio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Carlos Felipe</text:p>
          </table:table-cell>
          <table:table-cell office:value-type="string">
            <text:p>Quiroga Yopa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opa_640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Oliverio</text:p>
          </table:table-cell>
          <table:table-cell office:value-type="string">
            <text:p>Rui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liverio@misena.edu.co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Fabian Andres</text:p>
          </table:table-cell>
          <table:table-cell office:value-type="string">
            <text:p>Ruiz Muño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-arm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Juan Pablo</text:p>
          </table:table-cell>
          <table:table-cell office:value-type="string">
            <text:p>Salazar Portil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salazarjuan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Jennifer Alejandra</text:p>
          </table:table-cell>
          <table:table-cell office:value-type="string">
            <text:p>Sanchez Sua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ss3784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Miguel Angel</text:p>
          </table:table-cell>
          <table:table-cell office:value-type="string">
            <text:p>Sepúlveda Burg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sbmiguelburgos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Jhon Esneider</text:p>
          </table:table-cell>
          <table:table-cell office:value-type="string">
            <text:p>Serna Fore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snei9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Laura</text:p>
          </table:table-cell>
          <table:table-cell office:value-type="string">
            <text:p>Sinisterra Ci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aurasinisterrac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Jeison david</text:p>
          </table:table-cell>
          <table:table-cell office:value-type="string">
            <text:p>Solano sua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vidmil6423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Andrei Nicolás</text:p>
          </table:table-cell>
          <table:table-cell office:value-type="string">
            <text:p>Suárez Rodrígu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icosuarez2086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Rodney Snehyder</text:p>
          </table:table-cell>
          <table:table-cell office:value-type="string">
            <text:p>Tequia Pinil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dneytequia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Brandon Sneider</text:p>
          </table:table-cell>
          <table:table-cell office:value-type="string">
            <text:p>Vega Tapie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andonvega0@hot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Andrés Fernando</text:p>
          </table:table-cell>
          <table:table-cell office:value-type="string">
            <text:p>Velandia Martín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fvelandia97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GEOVANI ARIEL</text:p>
          </table:table-cell>
          <table:table-cell office:value-type="string">
            <text:p>VILLAMIL AVI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eovaniariel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Villamiz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illamizardaniel01@gmail.com</text:p>
          </table:table-cell>
          <table:table-cell office:value-type="string">
            <text:p>-</text:p>
          </table:table-cell>
          <table:table-cell office:value-type="string">
            <text:p>16222230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9.3 (Build: 20201109)</meta:generator>
    <meta:initial-creator>LUIS ERNESTO GARRETA URRIAGO</meta:initial-creator>
    <meta:creation-date>2021-05-28T12:30:15</meta:creation-date>
    <meta:document-statistic meta:table-count="1" meta:cell-count="0" meta:object-count="0"/>
  </office:meta>
</office:document-meta>
</file>